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585484028" calcext:value-type="float">
            <text:p>1,585484028</text:p>
          </table:table-cell>
          <table:table-cell office:value-type="float" office:value="0.4734482765" calcext:value-type="float">
            <text:p>0,4734482765</text:p>
          </table:table-cell>
          <table:table-cell office:value-type="float" office:value="0.006365071051" calcext:value-type="float">
            <text:p>0,0063650711</text:p>
          </table:table-cell>
          <table:table-cell office:value-type="float" office:value="0.000465920195" calcext:value-type="float">
            <text:p>0,000465920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0019" calcext:value-type="float">
            <text:p>70019</text:p>
          </table:table-cell>
          <table:table-cell office:value-type="float" office:value="1.174233437" calcext:value-type="float">
            <text:p>1,174233437</text:p>
          </table:table-cell>
          <table:table-cell office:value-type="float" office:value="0.581351757" calcext:value-type="float">
            <text:p>0,581351757</text:p>
          </table:table-cell>
          <table:table-cell office:value-type="float" office:value="0.0012544489" calcext:value-type="float">
            <text:p>0,0012544489</text:p>
          </table:table-cell>
          <table:table-cell table:style-name="ce1" office:value-type="float" office:value="0.00002917323036" calcext:value-type="float">
            <text:p>2,92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594" calcext:value-type="float">
            <text:p>70594</text:p>
          </table:table-cell>
          <table:table-cell office:value-type="float" office:value="1.192386031" calcext:value-type="float">
            <text:p>1,192386031</text:p>
          </table:table-cell>
          <table:table-cell office:value-type="float" office:value="0.5560413599" calcext:value-type="float">
            <text:p>0,5560413599</text:p>
          </table:table-cell>
          <table:table-cell office:value-type="float" office:value="0.0007379486342" calcext:value-type="float">
            <text:p>0,0007379486</text:p>
          </table:table-cell>
          <table:table-cell table:style-name="ce1" office:value-type="float" office:value="0.00003617395487" calcext:value-type="float">
            <text:p>3,62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967" calcext:value-type="float">
            <text:p>70967</text:p>
          </table:table-cell>
          <table:table-cell office:value-type="float" office:value="1.845818162" calcext:value-type="float">
            <text:p>1,845818162</text:p>
          </table:table-cell>
          <table:table-cell office:value-type="float" office:value="0.3723058999" calcext:value-type="float">
            <text:p>0,3723058999</text:p>
          </table:table-cell>
          <table:table-cell office:value-type="float" office:value="0.0008133241208" calcext:value-type="float">
            <text:p>0,0008133241</text:p>
          </table:table-cell>
          <table:table-cell table:style-name="ce1" office:value-type="float" office:value="0.00005758046973" calcext:value-type="float">
            <text:p>5,76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1578" calcext:value-type="float">
            <text:p>71578</text:p>
          </table:table-cell>
          <table:table-cell office:value-type="float" office:value="1.251604915" calcext:value-type="float">
            <text:p>1,251604915</text:p>
          </table:table-cell>
          <table:table-cell office:value-type="float" office:value="0.597941637" calcext:value-type="float">
            <text:p>0,597941637</text:p>
          </table:table-cell>
          <table:table-cell office:value-type="float" office:value="0.0005638427101" calcext:value-type="float">
            <text:p>0,0005638427</text:p>
          </table:table-cell>
          <table:table-cell table:style-name="ce1" office:value-type="float" office:value="0.000007137249213" calcext:value-type="float">
            <text:p>7,14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1869" calcext:value-type="float">
            <text:p>71869</text:p>
          </table:table-cell>
          <table:table-cell office:value-type="float" office:value="1.120580077" calcext:value-type="float">
            <text:p>1,120580077</text:p>
          </table:table-cell>
          <table:table-cell office:value-type="float" office:value="0.5963631868" calcext:value-type="float">
            <text:p>0,5963631868</text:p>
          </table:table-cell>
          <table:table-cell office:value-type="float" office:value="0.000433632842" calcext:value-type="float">
            <text:p>0,0004336328</text:p>
          </table:table-cell>
          <table:table-cell table:style-name="ce1" office:value-type="float" office:value="0.00000710873519" calcext:value-type="float">
            <text:p>7,11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2107" calcext:value-type="float">
            <text:p>72107</text:p>
          </table:table-cell>
          <table:table-cell office:value-type="float" office:value="1.414977789" calcext:value-type="float">
            <text:p>1,414977789</text:p>
          </table:table-cell>
          <table:table-cell office:value-type="float" office:value="0.5040035844" calcext:value-type="float">
            <text:p>0,5040035844</text:p>
          </table:table-cell>
          <table:table-cell office:value-type="float" office:value="0.0004676638637" calcext:value-type="float">
            <text:p>0,0004676639</text:p>
          </table:table-cell>
          <table:table-cell table:style-name="ce1" office:value-type="float" office:value="0.00002834326551" calcext:value-type="float">
            <text:p>2,83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2353" calcext:value-type="float">
            <text:p>72353</text:p>
          </table:table-cell>
          <table:table-cell office:value-type="float" office:value="1.469668627" calcext:value-type="float">
            <text:p>1,469668627</text:p>
          </table:table-cell>
          <table:table-cell office:value-type="float" office:value="0.4171235263" calcext:value-type="float">
            <text:p>0,4171235263</text:p>
          </table:table-cell>
          <table:table-cell office:value-type="float" office:value="0.0009393650689" calcext:value-type="float">
            <text:p>0,0009393651</text:p>
          </table:table-cell>
          <table:table-cell table:style-name="ce1" office:value-type="float" office:value="0.00004944026659" calcext:value-type="float">
            <text:p>4,94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3032" calcext:value-type="float">
            <text:p>73032</text:p>
          </table:table-cell>
          <table:table-cell office:value-type="float" office:value="1.22321701" calcext:value-type="float">
            <text:p>1,22321701</text:p>
          </table:table-cell>
          <table:table-cell office:value-type="float" office:value="0.5771434903" calcext:value-type="float">
            <text:p>0,5771434903</text:p>
          </table:table-cell>
          <table:table-cell office:value-type="float" office:value="0.0004899112973" calcext:value-type="float">
            <text:p>0,0004899113</text:p>
          </table:table-cell>
          <table:table-cell table:style-name="ce1" office:value-type="float" office:value="0.00002799493268" calcext:value-type="float">
            <text:p>2,80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3395" calcext:value-type="float">
            <text:p>73395</text:p>
          </table:table-cell>
          <table:table-cell office:value-type="float" office:value="1.319679141" calcext:value-type="float">
            <text:p>1,319679141</text:p>
          </table:table-cell>
          <table:table-cell office:value-type="float" office:value="0.5440112352" calcext:value-type="float">
            <text:p>0,5440112352</text:p>
          </table:table-cell>
          <table:table-cell office:value-type="float" office:value="0.0008776634932" calcext:value-type="float">
            <text:p>0,0008776635</text:p>
          </table:table-cell>
          <table:table-cell table:style-name="ce1" office:value-type="float" office:value="0.00005572466398" calcext:value-type="float">
            <text:p>5,57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3597649217" calcext:value-type="float">
            <text:p>1,3597649217</text:p>
          </table:table-cell>
          <table:table-cell table:formula="of:=AVERAGE([.D2:.D11])" office:value-type="float" office:value="0.52197339533" calcext:value-type="float">
            <text:p>0,5219733953</text:p>
          </table:table-cell>
          <table:table-cell table:formula="of:=AVERAGE([.E2:.E11])" office:value-type="float" office:value="0.00129428719812" calcext:value-type="float">
            <text:p>0,0012942872</text:p>
          </table:table-cell>
          <table:table-cell table:formula="of:=AVERAGE([.F2:.F11])" office:value-type="float" office:value="0.0000764596963123" calcext:value-type="float">
            <text:p>7,64596963123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44:49.452717178</dc:date>
    <meta:document-statistic meta:table-count="1" meta:cell-count="70" meta:object-count="0"/>
    <meta:generator>LibreOffice/4.1.4.2$Linux_X86_64 LibreOffice_project/410m0$Build-2</meta:generator>
  </office:meta>
</office:document-meta>
</file>